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gcc p.c -o c -pthread</text:p>
      <text:p text:style-name="PreformattedText">using semaphore</text:p>
      <text:p text:style-name="PreformattedText"/>
      <text:p text:style-name="PreformattedText">#include &lt;stdio.h&gt;</text:p>
      <text:p text:style-name="PreformattedText">#include &lt;pthread.h&gt;</text:p>
      <text:p text:style-name="PreformattedText">#include &lt;semaphore.h&gt;</text:p>
      <text:p text:style-name="PreformattedText">#include &lt;unistd.h&gt;</text:p>
      <text:p text:style-name="PreformattedText"/>
      <text:p text:style-name="PreformattedText">#define N 5</text:p>
      <text:p text:style-name="PreformattedText">#define THINKING 2</text:p>
      <text:p text:style-name="PreformattedText">#define HUNGRY 1</text:p>
      <text:p text:style-name="PreformattedText">#define EATING 0</text:p>
      <text:p text:style-name="PreformattedText">#define LEFT (philosopher + 4) % N</text:p>
      <text:p text:style-name="PreformattedText">#define RIGHT (philosopher + 1) % N</text:p>
      <text:p text:style-name="PreformattedText"/>
      <text:p text:style-name="PreformattedText">int state[N];</text:p>
      <text:p text:style-name="PreformattedText">int philosophers[N] = {0, 1, 2, 3, 4};</text:p>
      <text:p text:style-name="PreformattedText"/>
      <text:p text:style-name="PreformattedText">sem_t mutex; <text:s text:c="8"/>// Semaphore for critical section</text:p>
      <text:p text:style-name="PreformattedText">sem_t forks[N]; <text:s text:c="5"/>// Semaphore for each philosopher's fork</text:p>
      <text:p text:style-name="PreformattedText"/>
      <text:p text:style-name="PreformattedText">void test(int philosopher) {</text:p>
      <text:p text:style-name="PreformattedText"><text:s text:c="4"/>if (state[philosopher] == HUNGRY &amp;&amp; state[LEFT] != EATING &amp;&amp; state[RIGHT] != EATING) {</text:p>
      <text:p text:style-name="PreformattedText"><text:s text:c="8"/>state[philosopher] = EATING;</text:p>
      <text:p text:style-name="PreformattedText"><text:s text:c="8"/>printf("Philosopher %d takes fork %d and %d\n", philosopher + 1, LEFT + 1, philosopher + 1);</text:p>
      <text:p text:style-name="PreformattedText"><text:s text:c="8"/>printf("Philosopher %d is Eating\n", philosopher + 1);</text:p>
      <text:p text:style-name="PreformattedText"/>
      <text:p text:style-name="PreformattedText"><text:s text:c="8"/>sem_post(&amp;forks[philosopher]); // Signal that the philosopher can eat</text:p>
      <text:p text:style-name="PreformattedText"><text:s text:c="4"/>}</text:p>
      <text:p text:style-name="PreformattedText">}</text:p>
      <text:p text:style-name="PreformattedText"/>
      <text:p text:style-name="PreformattedText">void take_forks(int philosopher) {</text:p>
      <text:p text:style-name="PreformattedText"><text:s text:c="4"/>sem_wait(&amp;mutex); // Enter critical section</text:p>
      <text:p text:style-name="PreformattedText"><text:s text:c="4"/>state[philosopher] = HUNGRY;</text:p>
      <text:p text:style-name="PreformattedText"><text:s text:c="4"/>printf("Philosopher %d is Hungry\n", philosopher + 1);</text:p>
      <text:p text:style-name="PreformattedText"/>
      <text:p text:style-name="PreformattedText"><text:s text:c="4"/>test(philosopher); // Check if philosopher can eat</text:p>
      <text:p text:style-name="PreformattedText"><text:s text:c="4"/>sem_post(&amp;mutex); <text:s/>// Exit critical section</text:p>
      <text:p text:style-name="PreformattedText"><text:s text:c="4"/>sem_wait(&amp;forks[philosopher]); // Wait until allowed to eat</text:p>
      <text:p text:style-name="PreformattedText"><text:s text:c="4"/>sleep(1); // Simulate eating time</text:p>
      <text:p text:style-name="PreformattedText">}</text:p>
      <text:p text:style-name="PreformattedText"/>
      <text:p text:style-name="PreformattedText">void put_forks(int philosopher) {</text:p>
      <text:p text:style-name="PreformattedText"><text:s text:c="4"/>sem_wait(&amp;mutex); // Enter critical section</text:p>
      <text:p text:style-name="PreformattedText"><text:s text:c="4"/>state[philosopher] = THINKING;</text:p>
      <text:p text:style-name="PreformattedText"><text:s text:c="4"/>printf("Philosopher %d puts down fork %d and %d\n", philosopher + 1, LEFT + 1, philosopher + 1);</text:p>
      <text:p text:style-name="PreformattedText"><text:s text:c="4"/>printf("Philosopher %d is Thinking\n", philosopher + 1);</text:p>
      <text:p text:style-name="PreformattedText"/>
      <text:p text:style-name="PreformattedText"><text:s text:c="4"/>test(LEFT); <text:s/>// Check if left neighbor can eat</text:p>
      <text:p text:style-name="PreformattedText"><text:s text:c="4"/>test(RIGHT); // Check if right neighbor can eat</text:p>
      <text:p text:style-name="PreformattedText"><text:s text:c="4"/>sem_post(&amp;mutex); // Exit critical section</text:p>
      <text:p text:style-name="PreformattedText">}</text:p>
      <text:p text:style-name="PreformattedText"/>
      <text:p text:style-name="PreformattedText">void* philosopher(void* num) {</text:p>
      <text:p text:style-name="PreformattedText"><text:s text:c="4"/>int philosopher = *(int*)num;</text:p>
      <text:p text:style-name="PreformattedText"/>
      <text:p text:style-name="PreformattedText"><text:s text:c="4"/>while (1) {</text:p>
      <text:p text:style-name="PreformattedText"><text:s text:c="8"/>printf("Philosopher %d is Thinking\n", philosopher + 1);</text:p>
      <text:p text:style-name="PreformattedText"><text:s text:c="8"/>sleep(1); // Simulate thinking time</text:p>
      <text:p text:style-name="PreformattedText"/>
      <text:p text:style-name="PreformattedText"><text:s text:c="8"/>take_forks(philosopher);</text:p>
      <text:p text:style-name="PreformattedText"><text:s text:c="8"/>put_forks(philosopher);</text:p>
      <text:p text:style-name="PreformattedText"><text:s text:c="4"/>}</text:p>
      <text:p text:style-name="PreformattedText">}</text:p>
      <text:p text:style-name="PreformattedText"/>
      <text:p text:style-name="PreformattedText">int main() {</text:p>
      <text:p text:style-name="PreformattedText"><text:s text:c="4"/>pthread_t threads[N];</text:p>
      <text:p text:style-name="PreformattedText"><text:s text:c="4"/>sem_init(&amp;mutex, 0, 1);</text:p>
      <text:p text:style-name="PreformattedText"/>
      <text:p text:style-name="PreformattedText"><text:s text:c="4"/>for (int i = 0; i &lt; N; i++) {</text:p>
      <text:p text:style-name="PreformattedText"><text:s text:c="8"/>sem_init(&amp;forks[i], 0, 0);</text:p>
      <text:p text:style-name="PreformattedText"><text:s text:c="4"/>}</text:p>
      <text:p text:style-name="PreformattedText"/>
      <text:p text:style-name="PreformattedText"><text:s text:c="4"/>for (int i = 0; i &lt; N; i++) {</text:p>
      <text:p text:style-name="PreformattedText"><text:s text:c="8"/>pthread_create(&amp;threads[i], NULL, philosopher, &amp;philosophers[i]);</text:p>
      <text:p text:style-name="PreformattedText"><text:s text:c="4"/>}</text:p>
      <text:p text:style-name="PreformattedText"/>
      <text:p text:style-name="PreformattedText"><text:s text:c="4"/>for (int i = 0; i &lt; N; i++) {</text:p>
      <text:p text:style-name="PreformattedText"><text:s text:c="8"/>pthread_join(threads[i], NULL);</text:p>
      <text:p text:style-name="PreformattedText"><text:s text:c="4"/>}</text:p>
      <text:p text:style-name="PreformattedText"/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35:00Z</meta:creation-date>
    <dc:date>2024-11-18T13:35:00Z</dc:date>
    <meta:template xlink:href="Normal" xlink:type="simple"/>
    <meta:editing-cycles>2</meta:editing-cycles>
    <meta:editing-duration>PT0S</meta:editing-duration>
    <meta:document-statistic meta:page-count="3" meta:paragraph-count="4" meta:word-count="349" meta:character-count="2335" meta:row-count="16" meta:non-whitespace-character-count="1990"/>
  </office:meta>
</office:document-meta>
</file>